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Helvetica, Arial, Oxygen-Sans, Roboto, Ubuntu,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Heading_20_2">
      <style:paragraph-properties fo:margin-left="0.25in" fo:margin-right="0in" fo:text-indent="0in" style:auto-text-indent="false"/>
    </style:style>
    <style:style style:name="P9" style:family="paragraph" style:parent-style-name="Heading_20_2">
      <style:paragraph-properties fo:margin-left="0in" fo:margin-right="0in" fo:orphans="0" fo:widows="0" fo:text-indent="0in" style:auto-text-indent="false"/>
    </style:style>
    <style:style style:name="P10" style:family="paragraph" style:parent-style-name="Standard">
      <style:text-properties fo:font-size="8pt" fo:font-style="italic" style:font-size-asian="8pt" style:font-style-asian="italic" style:font-size-complex="8pt"/>
    </style:style>
    <style:style style:name="P11" style:family="paragraph" style:parent-style-name="Heading_20_3">
      <style:text-properties officeooo:paragraph-rsid="00578709"/>
    </style:style>
    <style:style style:name="P12" style:family="paragraph" style:parent-style-name="Standard">
      <style:text-properties officeooo:paragraph-rsid="00578709"/>
    </style:style>
    <style:style style:name="P13" style:family="paragraph" style:parent-style-name="Heading_20_3">
      <style:text-properties officeooo:paragraph-rsid="0058dcd3"/>
    </style:style>
    <style:style style:name="P14" style:family="paragraph" style:parent-style-name="Standard">
      <style:paragraph-properties fo:margin-left="0.5in" fo:margin-right="0in" fo:text-indent="-0.25in" style:auto-text-indent="false"/>
    </style:style>
    <style:style style:name="P15" style:family="paragraph" style:parent-style-name="Standard">
      <style:text-properties officeooo:rsid="00498c09"/>
    </style:style>
    <style:style style:name="P16" style:family="paragraph" style:parent-style-name="Standard">
      <style:paragraph-properties fo:margin-left="0.5in" fo:margin-right="0in" fo:text-indent="-0.25in" style:auto-text-indent="false"/>
      <style:text-properties officeooo:rsid="0063c0fc" officeooo:paragraph-rsid="0063c0fc"/>
    </style:style>
    <style:style style:name="P17" style:family="paragraph" style:parent-style-name="Heading_20_3">
      <style:text-properties fo:font-weight="bold" style:font-weight-asian="bold"/>
    </style:style>
    <style:style style:name="P18"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3"/>
    <style:style style:name="P21" style:family="paragraph" style:parent-style-name="Standard" style:list-style-name="WWNum3">
      <style:paragraph-properties fo:margin-left="0.5in" fo:margin-right="0in" fo:text-indent="-0.25in" style:auto-text-indent="false"/>
      <style:text-properties officeooo:paragraph-rsid="0049dbf6"/>
    </style:style>
    <style:style style:name="P22" style:family="paragraph" style:parent-style-name="Standard" style:list-style-name="WWNum3">
      <style:paragraph-properties fo:margin-left="1.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text-properties officeooo:paragraph-rsid="00578709"/>
    </style:style>
    <style:style style:name="P24" style:family="paragraph" style:parent-style-name="Standard" style:list-style-name="WWNum3">
      <style:text-properties officeooo:paragraph-rsid="00578709"/>
    </style:style>
    <style:style style:name="P25" style:family="paragraph" style:parent-style-name="Standard" style:list-style-name="WWNum3">
      <style:paragraph-properties fo:margin-left="1.5in" fo:margin-right="0in" fo:text-indent="-0.25in" style:auto-text-indent="false"/>
      <style:text-properties officeooo:paragraph-rsid="00578709"/>
    </style:style>
    <style:style style:name="P26" style:family="paragraph" style:parent-style-name="Standard" style:list-style-name="WWNum3">
      <style:paragraph-properties fo:margin-left="2in" fo:margin-right="0in" fo:text-indent="-0.25in" style:auto-text-indent="false"/>
      <style:text-properties officeooo:paragraph-rsid="00578709"/>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3">
      <style:paragraph-properties fo:margin-left="2in" fo:margin-right="0in" fo:text-indent="-0.25in" style:auto-text-indent="false"/>
    </style:style>
    <style:style style:name="P29" style:family="paragraph" style:parent-style-name="Standard" style:list-style-name="WWNum3">
      <style:paragraph-properties fo:margin-left="1.5in" fo:margin-right="0in" fo:text-indent="-0.25in" style:auto-text-indent="false"/>
      <style:text-properties officeooo:paragraph-rsid="0037e5fa"/>
    </style:style>
    <style:style style:name="P30" style:family="paragraph" style:parent-style-name="Standard" style:list-style-name="WWNum3">
      <style:paragraph-properties fo:margin-left="0.5in" fo:margin-right="0in" fo:text-indent="-0.25in" style:auto-text-indent="false"/>
      <style:text-properties officeooo:rsid="004f2722" officeooo:paragraph-rsid="004f2722"/>
    </style:style>
    <style:style style:name="P31" style:family="paragraph" style:parent-style-name="Standard" style:list-style-name="WWNum3">
      <style:paragraph-properties fo:margin-left="0.5in" fo:margin-right="0in" fo:text-indent="-0.25in" style:auto-text-indent="false"/>
      <style:text-properties officeooo:rsid="00546533" officeooo:paragraph-rsid="00546533"/>
    </style:style>
    <style:style style:name="P32" style:family="paragraph" style:parent-style-name="Standard" style:list-style-name="WWNum3">
      <style:paragraph-properties fo:margin-left="0.5in" fo:margin-right="0in" fo:text-indent="-0.25in" style:auto-text-indent="false"/>
      <style:text-properties officeooo:rsid="00546533" officeooo:paragraph-rsid="0058dcd3"/>
    </style:style>
    <style:style style:name="P33" style:family="paragraph" style:parent-style-name="Standard">
      <style:text-properties fo:color="#000000" loext:opacity="100%" officeooo:paragraph-rsid="0058dcd3"/>
    </style:style>
    <style:style style:name="P34" style:family="paragraph" style:parent-style-name="Standard" style:list-style-name="WWNum3">
      <style:text-properties fo:color="#000000" loext:opacity="100%" officeooo:paragraph-rsid="00578709"/>
    </style:style>
    <style:style style:name="P35" style:family="paragraph" style:parent-style-name="Standard" style:list-style-name="WWNum3">
      <style:paragraph-properties fo:margin-left="1.5in" fo:margin-right="0in" fo:text-indent="-0.25in" style:auto-text-indent="false"/>
      <style:text-properties fo:color="#000000" loext:opacity="100%" officeooo:paragraph-rsid="00578709"/>
    </style:style>
    <style:style style:name="P36" style:family="paragraph" style:parent-style-name="Standard" style:list-style-name="WWNum3">
      <style:paragraph-properties fo:margin-left="0.5in" fo:margin-right="0in" fo:text-indent="-0.25in" style:auto-text-indent="false"/>
      <style:text-properties fo:color="#000000" loext:opacity="100%" fo:font-style="normal" fo:font-weight="normal" officeooo:rsid="00546533" officeooo:paragraph-rsid="006a513b" style:font-style-asian="normal" style:font-weight-asian="normal" style:font-style-complex="normal" style:font-weight-complex="normal"/>
    </style:style>
    <style:style style:name="P37"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38" style:family="paragraph" style:parent-style-name="Standard" style:list-style-name="WWNum1">
      <style:paragraph-properties fo:margin-left="0.5in" fo:margin-right="0in" fo:text-indent="-0.25in" style:auto-text-indent="false"/>
      <style:text-properties fo:color="#6aa84f" loext:opacity="100%" fo:font-style="italic" fo:font-weight="bold" officeooo:rsid="0033d1a1" officeooo:paragraph-rsid="0033d1a1" style:font-style-asian="italic" style:font-weight-asian="bold"/>
    </style:style>
    <style:style style:name="P39" style:family="paragraph" style:parent-style-name="Standard" style:list-style-name="WWNum3">
      <style:paragraph-properties fo:margin-left="0.5in" fo:margin-right="0in" fo:text-indent="-0.25in" style:auto-text-indent="false"/>
      <style:text-properties officeooo:rsid="003f76a7" officeooo:paragraph-rsid="00578709"/>
    </style:style>
    <style:style style:name="P40" style:family="paragraph" style:parent-style-name="Standard" style:list-style-name="WWNum3">
      <style:paragraph-properties fo:margin-left="0.5in" fo:margin-right="0in" fo:text-indent="-0.25in" style:auto-text-indent="false"/>
      <style:text-properties officeooo:rsid="00418363" officeooo:paragraph-rsid="00578709"/>
    </style:style>
    <style:style style:name="P41" style:family="paragraph" style:parent-style-name="Standard" style:list-style-name="WWNum3">
      <style:paragraph-properties fo:margin-left="1.5in" fo:margin-right="0in" fo:text-indent="-0.25in" style:auto-text-indent="false"/>
      <style:text-properties officeooo:rsid="005d546f" officeooo:paragraph-rsid="005d546f"/>
    </style:style>
    <style:style style:name="P42" style:family="paragraph" style:parent-style-name="Standard" style:list-style-name="WWNum3">
      <style:paragraph-properties fo:margin-left="1.5in" fo:margin-right="0in" fo:text-indent="-0.25in" style:auto-text-indent="false"/>
      <style:text-properties officeooo:rsid="001a84ff" officeooo:paragraph-rsid="00578709"/>
    </style:style>
    <style:style style:name="P43" style:family="paragraph" style:parent-style-name="Standard" style:list-style-name="WWNum3">
      <style:paragraph-properties fo:margin-left="2in" fo:margin-right="0in" fo:text-indent="-0.25in" style:auto-text-indent="false"/>
      <style:text-properties officeooo:rsid="001c9ce4" officeooo:paragraph-rsid="00578709"/>
    </style:style>
    <style:style style:name="P44" style:family="paragraph" style:parent-style-name="Standard" style:list-style-name="WWNum3">
      <style:text-properties fo:font-style="italic" style:font-style-asian="italic"/>
    </style:style>
    <style:style style:name="P45" style:family="paragraph" style:parent-style-name="Standard" style:list-style-name="WWNum3">
      <style:paragraph-properties fo:margin-left="1.5in" fo:margin-right="0in" fo:text-indent="-0.25in" style:auto-text-indent="false"/>
      <style:text-properties officeooo:rsid="0038a719" officeooo:paragraph-rsid="0038a719"/>
    </style:style>
    <style:style style:name="P46" style:family="paragraph" style:parent-style-name="Standard" style:list-style-name="WWNum3">
      <style:paragraph-properties fo:margin-left="1.5in" fo:margin-right="0in" fo:text-indent="-0.25in" style:auto-text-indent="false"/>
      <style:text-properties officeooo:rsid="00363791" officeooo:paragraph-rsid="00363791"/>
    </style:style>
    <style:style style:name="P47" style:family="paragraph" style:parent-style-name="Standard" style:list-style-name="WWNum1">
      <style:paragraph-properties fo:margin-left="0.5in" fo:margin-right="0in" fo:text-indent="-0.25in" style:auto-text-indent="false"/>
      <style:text-properties style:text-line-through-style="solid" style:text-line-through-type="single" officeooo:paragraph-rsid="0033d1a1"/>
    </style:style>
    <style:style style:name="P48" style:family="paragraph" style:parent-style-name="Standard" style:list-style-name="WWNum1">
      <style:text-properties officeooo:rsid="006af936" officeooo:paragraph-rsid="006af936"/>
    </style:style>
    <style:style style:name="P49" style:family="paragraph" style:parent-style-name="Standard" style:list-style-name="WWNum3">
      <style:text-properties officeooo:rsid="007016bc" officeooo:paragraph-rsid="007016bc"/>
    </style:style>
    <style:style style:name="P50" style:family="paragraph" style:parent-style-name="Standard" style:list-style-name="WWNum3">
      <style:paragraph-properties fo:margin-left="1.5in" fo:margin-right="0in" fo:text-indent="-0.25in" style:auto-text-indent="false"/>
      <style:text-properties officeooo:rsid="007016bc" officeooo:paragraph-rsid="0070723f"/>
    </style:style>
    <style:style style:name="P51" style:family="paragraph" style:parent-style-name="Standard" style:list-style-name="WWNum3">
      <style:paragraph-properties fo:margin-left="0.5in" fo:margin-right="0in" fo:text-indent="-0.25in" style:auto-text-indent="false"/>
      <style:text-properties officeooo:rsid="00721173" officeooo:paragraph-rsid="00721173"/>
    </style:style>
    <style:style style:name="P52"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578709" style:font-weight-asian="bold"/>
    </style:style>
    <style:style style:name="T8" style:family="text">
      <style:text-properties fo:font-weight="bold" officeooo:rsid="0058dcd3" style:font-weight-asian="bold"/>
    </style:style>
    <style:style style:name="T9" style:family="text">
      <style:text-properties fo:font-weight="bold" officeooo:rsid="0060b8bd" style:font-weight-asian="bold"/>
    </style:style>
    <style:style style:name="T10" style:family="text">
      <style:text-properties fo:color="#000000" loext:opacity="100%"/>
    </style:style>
    <style:style style:name="T11" style:family="text">
      <style:text-properties fo:color="#000000" loext:opacity="100%" fo:font-weight="bold" style:font-weight-asian="bold"/>
    </style:style>
    <style:style style:name="T12" style:family="text">
      <style:text-properties officeooo:rsid="001e086d"/>
    </style:style>
    <style:style style:name="T13" style:family="text">
      <style:text-properties officeooo:rsid="001f00f1"/>
    </style:style>
    <style:style style:name="T14" style:family="text">
      <style:text-properties officeooo:rsid="0039e7d3"/>
    </style:style>
    <style:style style:name="T15" style:family="text">
      <style:text-properties officeooo:rsid="0040c7da"/>
    </style:style>
    <style:style style:name="T16" style:family="text">
      <style:text-properties officeooo:rsid="0023d75e"/>
    </style:style>
    <style:style style:name="T17" style:family="text">
      <style:text-properties officeooo:rsid="004ba65b"/>
    </style:style>
    <style:style style:name="T18" style:family="text">
      <style:text-properties officeooo:rsid="0058dcd3"/>
    </style:style>
    <style:style style:name="T19" style:family="text">
      <style:text-properties officeooo:rsid="005fe337"/>
    </style:style>
    <style:style style:name="T20" style:family="text">
      <style:text-properties officeooo:rsid="00627893"/>
    </style:style>
    <style:style style:name="T21" style:family="text">
      <style:text-properties officeooo:rsid="0062979b"/>
    </style:style>
    <style:style style:name="T22" style:family="text">
      <style:text-properties style:text-line-through-style="solid" style:text-line-through-type="single"/>
    </style:style>
    <style:style style:name="T23" style:family="text">
      <style:text-properties officeooo:rsid="00647740"/>
    </style:style>
    <style:style style:name="T24" style:family="text">
      <style:text-properties fo:color="#6aa84f" loext:opacity="100%" fo:font-style="italic" fo:font-weight="bold" style:font-style-asian="italic" style:font-weight-asian="bold"/>
    </style:style>
    <style:style style:name="T25" style:family="text">
      <style:text-properties officeooo:rsid="006cdf62"/>
    </style:style>
    <style:style style:name="T26" style:family="text">
      <style:text-properties officeooo:rsid="006d83c1"/>
    </style:style>
    <style:style style:name="T27" style:family="text">
      <style:text-properties officeooo:rsid="0037e5fa"/>
    </style:style>
    <style:style style:name="T28" style:family="text">
      <style:text-properties officeooo:rsid="0073af5d"/>
    </style:style>
    <style:style style:name="T29" style:family="text">
      <style:text-properties officeooo:rsid="0074a054"/>
    </style:style>
    <style:style style:name="T30" style:family="text">
      <style:text-properties officeooo:rsid="00754f0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gramming 2 Design - Detailed Week Breakdown</text:p>
      <text:p text:style-name="P10">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52"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8"><text:bookmark text:name="_fciz4iucqb7d"/>Topic Checklist</text:p>
      <text:list xml:id="list875855737" text:style-name="WWNum2">
        <text:list-item>
          <text:p text:style-name="P19">(We’ve described the course as one that contains these topics)</text:p>
        </text:list-item>
        <text:list-item>
          <text:p text:style-name="P19">✅Object Oriented Programming</text:p>
        </text:list-item>
        <text:list-item>
          <text:p text:style-name="P19">✅Databases</text:p>
        </text:list-item>
        <text:list-item>
          <text:p text:style-name="P19"><text:soft-page-break/>✅Regular Expressions</text:p>
        </text:list-item>
        <text:list-item>
          <text:p text:style-name="P19">✅Network Programming &amp; Using Web Services</text:p>
        </text:list-item>
        <text:list-item>
          <text:p text:style-name="P19">✅Data Visualization</text:p>
        </text:list-item>
      </text:list>
      <text:p text:style-name="P9"><text:bookmark text:name="_x41xrda96122"/>Weeks</text:p>
      <text:p text:style-name="Heading_20_3"><text:bookmark text:name="_8woitbe5evgz"/><text:span text:style-name="T6">Week 1</text:span> Reading and Writing Data</text:p>
      <text:list xml:id="list3844123824" text:style-name="WWNum3">
        <text:list-item>
          <text:p text:style-name="P21"><text:span text:style-name="T17">Complete</text:span><text:span text:style-name="T16"><text:line-break/></text:span></text:p>
        </text:list-item>
      </text:list>
      <text:p text:style-name="Heading_20_3"><text:bookmark text:name="_r2f7ey37qrcm"/><text:span text:style-name="T6">Week 2</text:span> Classes and Objects</text:p>
      <text:list xml:id="list203634648557073" text:continue-numbering="true" text:style-name="WWNum3">
        <text:list-item>
          <text:p text:style-name="P30">Complete</text:p>
        </text:list-item>
      </text:list>
      <text:p text:style-name="Standard"/>
      <text:p text:style-name="Heading_20_3"><text:bookmark text:name="_bjh6us82qih6"/><text:span text:style-name="T6">Week 3</text:span> Subclasses and Error-handling</text:p>
      <text:list xml:id="list203634618715278" text:continue-numbering="true" text:style-name="WWNum3">
        <text:list-item>
          <text:p text:style-name="P31">Complete</text:p>
        </text:list-item>
      </text:list>
      <text:p text:style-name="Standard"/>
      <text:p text:style-name="P13"><text:bookmark text:name="_bjh6us82qih61"/><text:span text:style-name="T6">Week </text:span><text:span text:style-name="T8">4</text:span> <text:span text:style-name="T18">OOP, Additional Review</text:span></text:p>
      <text:list xml:id="list203633323047894" text:continue-numbering="true" text:style-name="WWNum3">
        <text:list-item>
          <text:p text:style-name="P32">Complete</text:p>
        </text:list-item>
      </text:list>
      <text:p text:style-name="P33"/>
      <text:p text:style-name="P5"/>
      <text:p text:style-name="Heading_20_3"><text:bookmark text:name="_pxjt1ht2f4yr"/><text:span text:style-name="T6">Week 5</text:span> (Midterm Project)</text:p>
      <text:list xml:id="list203633129705434" text:continue-numbering="true" text:style-name="WWNum3">
        <text:list-item>
          <text:p text:style-name="P27"><text:span text:style-name="T24">MIDTERM PROJECT: OBJECT-ORIENTED MICROPROCESSOR</text:span></text:p>
        </text:list-item>
        <text:list-item>
          <text:p text:style-name="P36">Complete</text:p>
        </text:list-item>
      </text:list>
      <text:p text:style-name="P15"/>
      <text:p text:style-name="Standard"/>
      <text:p text:style-name="P11"><text:bookmark text:name="_2q6qeo70isig"/><text:span text:style-name="T6">Week </text:span><text:span text:style-name="T7">6</text:span> SQL and Data Visualization</text:p>
      <text:p text:style-name="P12"/>
      <text:list xml:id="list203634069767051" text:continue-numbering="true" text:style-name="WWNum3">
        <text:list-item>
          <text:p text:style-name="P23">Outline</text:p>
        </text:list-item>
        <text:list-item>
          <text:p text:style-name="P39">Data focus, not a sql focus – <text:span text:style-name="T15">don’t need to define it as much.</text:span></text:p>
        </text:list-item>
        <text:list-item>
          <text:p text:style-name="P40">Can focus on matplotlib too.</text:p>
          <text:list>
            <text:list-item>
              <text:p text:style-name="P24">Sql</text:p>
              <text:list>
                <text:list-item>
                  <text:p text:style-name="P41">Weather example is familiar</text:p>
                </text:list-item>
                <text:list-item>
                  <text:p text:style-name="P25">Discuss ‘querying data’</text:p>
                  <text:list>
                    <text:list-item>
                      <text:p text:style-name="P26">Recall the clothes example, Shirts, colors, pocketColors.</text:p>
                    </text:list-item>
                    <text:list-item>
                      <text:p text:style-name="P26"><text:soft-page-break/>How would we do a search where we want to look for all in the list with Size=M, color=White?</text:p>
                    </text:list-item>
                    <text:list-item>
                      <text:p text:style-name="P26">Quickly move on from this example (the structures there had inheritance parents/children but sql is flat)</text:p>
                    </text:list-item>
                    <text:list-item>
                      <text:p text:style-name="P26">Or what if we had a data set with world cup player names, minutes played, goals scored, shots on goal, yellow cards, red cards, country, appearances?</text:p>
                    </text:list-item>
                    <text:list-item>
                      <text:p text:style-name="P26">Show code example with a list of player stats instances</text:p>
                    </text:list-item>
                    <text:list-item>
                      <text:p text:style-name="P26">Show the loops to filter that way, builds off of filters in programming-1</text:p>
                    </text:list-item>
                    <text:list-item>
                      <text:p text:style-name="P26">What if there were a concise way to express that, rather than lots of lines of code</text:p>
                    </text:list-item>
                  </text:list>
                </text:list-item>
                <text:list-item>
                  <text:p text:style-name="P42">Benefits of DB:</text:p>
                  <text:list>
                    <text:list-item>
                      <text:p text:style-name="P43">Enforce shape. Don’t need to worry about persistence format. <text:span text:style-name="T12">Saves don’t need to persist entire file(less writing).</text:span> Easy to write queries. Fast <text:span text:style-name="T13">(indexes)</text:span>.</text:p>
                    </text:list-item>
                  </text:list>
                </text:list-item>
                <text:list-item>
                  <text:p text:style-name="P25">And what if a schema could enforce structure, since python’s lists are too flexible</text:p>
                </text:list-item>
                <text:list-item>
                  <text:p text:style-name="P25">Show writing sql queries: from country x and position = y and appearances &gt; 10</text:p>
                </text:list-item>
                <text:list-item>
                  <text:p text:style-name="P25">Limit 5, Order by goals_scored desc</text:p>
                </text:list-item>
                <text:list-item>
                  <text:p text:style-name="P25">Insert, update, delete</text:p>
                </text:list-item>
                <text:list-item>
                  <text:p text:style-name="P25"><text:span text:style-name="T10">Tool: </text:span><text:a xlink:type="simple" xlink:href="https://sqlbolt.com/" text:style-name="ListLabel_20_29" text:visited-style-name="ListLabel_20_29"><text:span text:style-name="T5">https://sqlbolt.com/</text:span></text:a></text:p>
                </text:list-item>
              </text:list>
            </text:list-item>
            <text:list-item>
              <text:p text:style-name="P34">Data vis</text:p>
              <text:list>
                <text:list-item>
                  <text:p text:style-name="P35">Show how to install matplotlib</text:p>
                </text:list-item>
                <text:list-item>
                  <text:p text:style-name="P35">Show scatter plot with shots on goal vs time played. Should be a trend upwards, more time someone plays = more time for them to take shots. And can identify really good young players.</text:p>
                </text:list-item>
              </text:list>
            </text:list-item>
          </text:list>
        </text:list-item>
        <text:list-item>
          <text:p text:style-name="P23">Code Examples (some provided by us, some left to be written by students)</text:p>
          <text:list>
            <text:list-item>
              <text:p text:style-name="P24">SQL</text:p>
              <text:list>
                <text:list-item>
                  <text:p text:style-name="P25">Create fake players for a fake new country and add data for them</text:p>
                </text:list-item>
                <text:list-item>
                  <text:p text:style-name="P25">Update one of the fake players to give them a goal, they just scored</text:p>
                </text:list-item>
                <text:list-item>
                  <text:p text:style-name="P25">Delete the fake players you added while keeping rest of data intact</text:p>
                </text:list-item>
              </text:list>
            </text:list-item>
            <text:list-item>
              <text:p text:style-name="P24">Data vis.</text:p>
              <text:list>
                <text:list-item>
                  <text:p text:style-name="P25">We provide a bar chart showing number of apps for players in a country. Modify it to show number of goals in a different country.</text:p>
                </text:list-item>
                <text:list-item>
                  <text:p text:style-name="P25"><text:span text:style-name="T6">We provide </text:span><text:span text:style-name="T11">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17"/>
      <text:p text:style-name="Heading_20_3"><text:bookmark text:name="_t2vjn633g949"/><text:span text:style-name="T6">Week </text:span><text:span text:style-name="T9">7</text:span> Debugging</text:p>
      <text:p text:style-name="Standard"/>
      <text:list xml:id="list203633816179033" text:continue-numbering="true" text:style-name="WWNum3">
        <text:list-item>
          <text:p text:style-name="P27">Outline</text:p>
          <text:list>
            <text:list-item>
              <text:p text:style-name="P20"><text:soft-page-break/>Theme for this week is “how to explore code”, 1) investigate a bug, 2) investigate another body of code to learn how it works 3) readability considerations</text:p>
            </text:list-item>
            <text:list-item>
              <text:p text:style-name="P20">Show print debugging</text:p>
              <text:list>
                <text:list-item>
                  <text:p text:style-name="P22">Tips like pretty-print, dump all local vars, dump object’s __dict__, repr to see whitespace chars</text:p>
                </text:list-item>
              </text:list>
            </text:list-item>
            <text:list-item>
              <text:p text:style-name="P20">Show stop-the-world debugging</text:p>
              <text:list>
                <text:list-item>
                  <text:p text:style-name="P22">PythonTutor helps show this</text:p>
                </text:list-item>
                <text:list-item>
                  <text:p text:style-name="P22">Useful for duck typing scenarios when you don’t know the object</text:p>
                </text:list-item>
              </text:list>
            </text:list-item>
            <text:list-item>
              <text:p text:style-name="P20">Discuss ways to organize code that make it harder vs easier to read</text:p>
            </text:list-item>
            <text:list-item>
              <text:p text:style-name="P20">Discuss ways to explore large codebases, even those in a different language</text:p>
              <text:list>
                <text:list-item>
                  <text:p text:style-name="P22">Search for strings and work backwards</text:p>
                </text:list-item>
                <text:list-item>
                  <text:p text:style-name="P22">print-trace-debugging to see what is getting executed. Or log to a file for ui programs.</text:p>
                </text:list-item>
                <text:list-item>
                  <text:p text:style-name="P22">Find-in-files is useful, limit file types e.g. to not include docs/css</text:p>
                </text:list-item>
                <text:list-item>
                  <text:p text:style-name="P22">Drill down using VsCode F12. And go higher by using callers with ‘find references’.</text:p>
                </text:list-item>
                <text:list-item>
                  <text:p text:style-name="P22">Large projects are often lots of puzzle pieces fitting together.</text:p>
                </text:list-item>
                <text:list-item>
                  <text:p text:style-name="P22">Thoroughly learn something by porting it to a new platform</text:p>
                </text:list-item>
                <text:list-item>
                  <text:p text:style-name="P22">Sometimes looking for main() at the top works, sometimes it doesn’t</text:p>
                </text:list-item>
                <text:list-item>
                  <text:p text:style-name="P22">Some languages have braces. Some languages need a compilation step.</text:p>
                </text:list-item>
                <text:list-item>
                  <text:p text:style-name="P22">Changing strings is a way to ensure your changes are working</text:p>
                </text:list-item>
                <text:list-item>
                  <text:p text:style-name="P22">Write a little script to call into one low-level part of the program to see if it can be run independently</text:p>
                </text:list-item>
              </text:list>
            </text:list-item>
          </text:list>
        </text:list-item>
      </text:list>
      <text:p text:style-name="P7"/>
      <text:list xml:id="list203633881074108" text:continue-numbering="true" text:style-name="WWNum3">
        <text:list-item>
          <text:p text:style-name="P27">Code Examples (some provided by us, some left to be written by students)</text:p>
          <text:list>
            <text:list-item>
              <text:p text:style-name="P20">Lab: fix a bug in a provided nontrivial codebase</text:p>
            </text:list-item>
            <text:list-item>
              <text:p text:style-name="P20">Possibly: take the midterm project from another student, and add a feature to it, while keeping it running and preserving the style</text:p>
            </text:list-item>
            <text:list-item>
              <text:p text:style-name="P20">Split into separate functions and files</text:p>
            </text:list-item>
            <text:list-item>
              <text:p text:style-name="P20">Write documentation - docstrings, comments, improve variable names</text:p>
            </text:list-item>
          </text:list>
        </text:list-item>
      </text:list>
      <text:p text:style-name="Standard"/>
      <text:p text:style-name="Heading_20_3"><text:bookmark text:name="_ixqtullhibjq"/><text:span text:style-name="T6">Week </text:span><text:span text:style-name="T9">8</text:span> Tests and Refactoring</text:p>
      <text:p text:style-name="Standard"/>
      <text:list xml:id="list203632943477517" text:continue-numbering="true" text:style-name="WWNum3">
        <text:list-item>
          <text:p text:style-name="P27">Outline</text:p>
          <text:list>
            <text:list-item>
              <text:p text:style-name="P20">Introduce testing</text:p>
            </text:list-item>
            <text:list-item>
              <text:p text:style-name="P20">Show testing examples</text:p>
            </text:list-item>
            <text:list-item>
              <text:p text:style-name="P20">Introduce refactoring (incorporating thoughts on readability from week 6)</text:p>
              <text:list>
                <text:list-item>
                  <text:p text:style-name="P22">New theme - higher level of thinking about coding, not just what, but why. Rob: Decomposition, Objects, what is ‘good’, why certain strategies / tips help to avoid kinds of problems</text:p>
                </text:list-item>
                <text:list-item>
                  <text:p text:style-name="P22"><text:soft-page-break/>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20">Discuss how testing can help with refactoring (pinning)</text:p>
            </text:list-item>
            <text:list-item>
              <text:p text:style-name="P20">Writing test cases on the boundaries to catch the most bugs</text:p>
            </text:list-item>
            <text:list-item>
              <text:p text:style-name="P20">Writing test cases where the branches are to catch the most bugs (follow each branch, ‘coverage’)</text:p>
            </text:list-item>
            <text:list-item>
              <text:p text:style-name="P20">Writing test cases whenever a bug has been identified, that indicates it’s a weak part</text:p>
            </text:list-item>
            <text:list-item>
              <text:p text:style-name="P20">Discuss assert (for checking data) and how it makes code less fragile</text:p>
            </text:list-item>
            <text:list-item>
              <text:p text:style-name="P20">Convert from position parameters to named parameters - named params can be less fragile</text:p>
            </text:list-item>
          </text:list>
        </text:list-item>
        <text:list-item>
          <text:p text:style-name="P27">Code Examples (some provided by us, some left to be written by students)</text:p>
          <text:list>
            <text:list-item>
              <text:p text:style-name="P20">We provide a buggy “microprocessor” implementation. Write tests to identify <text:span text:style-name="T14">the</text:span> bugs, and fix them</text:p>
            </text:list-item>
          </text:list>
        </text:list-item>
        <text:list-item>
          <text:p text:style-name="P37">COURSE PROJECT: OBJECT-ORIENTED CLOTHING STORE</text:p>
          <text:list>
            <text:list-item>
              <text:p text:style-name="P20">Similar skills as the CourseManager final project from programming-1.</text:p>
            </text:list-item>
            <text:list-item>
              <text:p text:style-name="P44">We can make this simple - it’s just an end-of-week project.</text:p>
            </text:list-item>
            <text:list-item>
              <text:p text:style-name="P20">Flow: Run console app. See options View Shirts, View Hats, View Shoes, View Cart, Buy Items in Cart, View Previous Purchases</text:p>
              <text:list>
                <text:list-item>
                  <text:p text:style-name="P45">Everything should be in classes.</text:p>
                </text:list-item>
                <text:list-item>
                  <text:p text:style-name="P22">When Viewing, can Add To Cart</text:p>
                </text:list-item>
                <text:list-item>
                  <text:p text:style-name="P22">Pick a Quantity and parseInt on it</text:p>
                </text:list-item>
                <text:list-item>
                  <text:p text:style-name="P22">Totalling the cart cost does demo a nice polymorphism property of just calling .getPrice() on everything</text:p>
                </text:list-item>
                <text:list-item>
                  <text:p text:style-name="P22">When completing purchase</text:p>
                  <text:list>
                    <text:list-item>
                      <text:p text:style-name="P28">Persist simple object with Price, DatePurchased, Quantity, Item Description</text:p>
                    </text:list-item>
                    <text:list-item>
                      <text:p text:style-name="P28">Can save to json</text:p>
                    </text:list-item>
                    <text:list-item>
                      <text:p text:style-name="P28">Can also save by inserting rows to a db to sqlite</text:p>
                    </text:list-item>
                  </text:list>
                </text:list-item>
                <text:list-item>
                  <text:p text:style-name="P22">No need for more features: no need to persist anything else, no read from inventory json, no need for counting stock/inventory, compute prices, sales/10% off coupon</text:p>
                </text:list-item>
              </text:list>
            </text:list-item>
          </text:list>
        </text:list-item>
        <text:list-item>
          <text:p text:style-name="P27">We’ll provide many tests, student must write a couple of their own (which we can meta-test if we enforce the test looks a certain way) </text:p>
        </text:list-item>
      </text:list>
      <text:p text:style-name="P14"/>
      <text:p text:style-name="P14"/>
      <text:p text:style-name="P16">Object-oriented clothing store</text:p>
      <text:p text:style-name="P16"><text:tab/><text:span text:style-name="T23">clothingitem custom behavior</text:span></text:p>
      <text:p text:style-name="P14"/>
      <text:p text:style-name="P6"/>
      <text:p text:style-name="Heading_20_3"><text:bookmark text:name="_8fagcz49j8qc"/><text:span text:style-name="T6">Week </text:span><text:span text:style-name="T9">9</text:span><text:span text:style-name="T6"> </text:span>Abstraction <text:span text:style-name="T19">+ </text:span><text:span text:style-name="T20">PythonImagingLibrary</text:span></text:p>
      <text:p text:style-name="Standard"/>
      <text:list xml:id="list203633368515181" text:continue-numbering="true" text:style-name="WWNum3">
        <text:list-item>
          <text:p text:style-name="P51"><text:soft-page-break/>Including PIL makes sense here, because <text:span text:style-name="T28">you can have a drawer() with different backing classes. </text:span><text:span text:style-name="T29">Draw to screen, draw to image file on disk, </text:span><text:span text:style-name="T30">draw to image file in memory</text:span><text:span text:style-name="T29">.</text:span></text:p>
        </text:list-item>
        <text:list-item>
          <text:p text:style-name="P27">Outline</text:p>
          <text:list>
            <text:list-item>
              <text:p text:style-name="P20">(We can also use this week as a buffer depending on progress of previous classes)</text:p>
            </text:list-item>
            <text:list-item>
              <text:p text:style-name="P20">(Go back to the “ways OOP helps us write code” list above)</text:p>
            </text:list-item>
            <text:list-item>
              <text:p text:style-name="P20">Helper functions (easier to discuss by showing examples)</text:p>
              <text:list>
                <text:list-item>
                  <text:p text:style-name="P22">Writing to a text file takes a few lines of code, what if you use that a lot?</text:p>
                </text:list-item>
                <text:list-item>
                  <text:p text:style-name="P22">Reading weather from a certain city takes a few lines of code, make a helper</text:p>
                  <text:list>
                    <text:list-item>
                      <text:p text:style-name="P28">And abstract it again to use another helper that reads json from any api and parses the json</text:p>
                    </text:list-item>
                  </text:list>
                </text:list-item>
                <text:list-item>
                  <text:p text:style-name="P22">Only fix the bug in one place. Only add the new feature in one place. DRY if possible.</text:p>
                </text:list-item>
                <text:list-item>
                  <text:p text:style-name="P22">Trade-off, you get less flexibility. But gain simplicity.</text:p>
                </text:list-item>
              </text:list>
            </text:list-item>
            <text:list-item>
              <text:p text:style-name="P20">Interfaces</text:p>
              <text:list>
                <text:list-item>
                  <text:p text:style-name="P22">Important concept that we’ll use for this week’s project and final project</text:p>
                </text:list-item>
                <text:list-item>
                  <text:p text:style-name="P22">Like helper functions, they hide the details</text:p>
                </text:list-item>
                <text:list-item>
                  <text:p text:style-name="P22">You can even switch between them though, calling code does not change</text:p>
                </text:list-item>
              </text:list>
            </text:list-item>
            <text:list-item>
              <text:p text:style-name="P20">Why do people use json?</text:p>
              <text:list>
                <text:list-item>
                  <text:p text:style-name="P22">Let’s consider a world where everything was a one-off text format</text:p>
                </text:list-item>
                <text:list-item>
                  <text:p text:style-name="P22">We’re trying to persist a simplified soccer player goals example.</text:p>
                </text:list-item>
                <text:list-item>
                  <text:p text:style-name="P22">What if there are bugs in the data coming in? Or it’s from another version of the program? Don’t want bad data structure coming in or your program will malfunction</text:p>
                </text:list-item>
                <text:list-item>
                  <text:p text:style-name="P22">Light discussion of regex as to how to parse the input, say tab-delimited and # of goals is an integer</text:p>
                  <text:list>
                    <text:list-item>
                      <text:p text:style-name="P28">regexone.com</text:p>
                    </text:list-item>
                  </text:list>
                </text:list-item>
                <text:list-item>
                  <text:p text:style-name="P22">That would be quicker than parsing into vars and checking if int, # of fields, etc</text:p>
                </text:list-item>
                <text:list-item>
                  <text:p text:style-name="P22">But still needs a custom regex.</text:p>
                </text:list-item>
                <text:list-item>
                  <text:p text:style-name="P22">JSON though is a great way to not need to write the regex</text:p>
                </text:list-item>
              </text:list>
            </text:list-item>
            <text:list-item>
              <text:p text:style-name="P20">Examples</text:p>
              <text:list>
                <text:list-item>
                  <text:p text:style-name="P22">persist() and load() can be abstract methods– different implementations</text:p>
                  <text:list>
                    <text:list-item>
                      <text:p text:style-name="P28">We’re persisting some data but we were beginning programmers and wrote it to a text file format</text:p>
                    </text:list-item>
                    <text:list-item>
                      <text:p text:style-name="P28">We then realized we can use JSON (easier parsing)</text:p>
                    </text:list-item>
                    <text:list-item>
                      <text:p text:style-name="P28">We then realized we can use sql (better enforces structure)</text:p>
                    </text:list-item>
                    <text:list-item>
                      <text:p text:style-name="P28">Because persist() and load() were abstract methods, the calling code didn’t need to change as we made these changes </text:p>
                    </text:list-item>
                  </text:list>
                </text:list-item>
                <text:list-item>
                  <text:p text:style-name="P22">One way we abstract on writing to db is an ‘orm’</text:p>
                </text:list-item>
                <text:list-item>
                  <text:p text:style-name="P22">render() can be an abstract method </text:p>
                  <text:list>
                    <text:list-item>
                      <text:p text:style-name="P28"><text:soft-page-break/>Render to console,</text:p>
                    </text:list-item>
                    <text:list-item>
                      <text:p text:style-name="P28">Render using PIL to save a png to disk</text:p>
                    </text:list-item>
                  </text:list>
                </text:list-item>
              </text:list>
            </text:list-item>
            <text:list-item>
              <text:p text:style-name="P20">Abstraction/interfaces are a key part of code quality</text:p>
            </text:list-item>
            <text:list-item>
              <text:p text:style-name="P20">Rob’s thoughts on code quality:</text:p>
              <text:list>
                <text:list-item>
                  <text:p text:style-name="P22">Heuristic measures of ‘good’ code…</text:p>
                  <text:list>
                    <text:list-item>
                      <text:p text:style-name="P28">How easy is it to change?</text:p>
                    </text:list-item>
                    <text:list-item>
                      <text:p text:style-name="P28">How easy is it for someone else to understand?</text:p>
                    </text:list-item>
                    <text:list-item>
                      <text:p text:style-name="P28">Linter warnings</text:p>
                    </text:list-item>
                    <text:list-item>
                      <text:p text:style-name="P28">Lines of code</text:p>
                    </text:list-item>
                  </text:list>
                </text:list-item>
                <text:list-item>
                  <text:p text:style-name="P22">How fast is your code? Objective measures of ‘good’ code…</text:p>
                  <text:list>
                    <text:list-item>
                      <text:p text:style-name="P28">Runtime / benchmarking speed</text:p>
                    </text:list-item>
                    <text:list-item>
                      <text:p text:style-name="P28">Memory / benchmarking RAM</text:p>
                    </text:list-item>
                    <text:list-item>
                      <text:p text:style-name="P28">Kinds of operations / slowness</text:p>
                    </text:list-item>
                  </text:list>
                </text:list-item>
                <text:list-item>
                  <text:p text:style-name="P22">How correct is your code?</text:p>
                  <text:list>
                    <text:list-item>
                      <text:p text:style-name="P28">Does it pass the tests?</text:p>
                    </text:list-item>
                    <text:list-item>
                      <text:p text:style-name="P28">Do the tests check all the possible ways your program could be used?</text:p>
                    </text:list-item>
                    <text:list-item>
                      <text:p text:style-name="P28">Are there other ways your program could be correct or incorrect?</text:p>
                    </text:list-item>
                  </text:list>
                </text:list-item>
                <text:list-item>
                  <text:p text:style-name="P22">How good is your application?</text:p>
                  <text:list>
                    <text:list-item>
                      <text:p text:style-name="P28">Does it have all the good features?</text:p>
                    </text:list-item>
                    <text:list-item>
                      <text:p text:style-name="P28">What features does it have that it should not?</text:p>
                    </text:list-item>
                  </text:list>
                </text:list-item>
              </text:list>
            </text:list-item>
          </text:list>
        </text:list-item>
        <text:list-item>
          <text:p text:style-name="P37">COURSE PROJECT: <text:span text:style-name="T21">COURSE MANAGER </text:span><text:span text:style-name="T22">REFACTORED PHONE BOOK (guided, autogradable, student barely writes new code)</text:span></text:p>
          <text:list>
            <text:list-item>
              <text:p text:style-name="P20">GUIDED PHONE BOOK REFACTORING</text:p>
              <text:list>
                <text:list-item>
                  <text:p text:style-name="P22">Make it into OOP</text:p>
                </text:list-item>
                <text:list-item>
                  <text:p text:style-name="P22">Abstraction comes into play – we changed the implementation and calling code+tests do not change!</text:p>
                </text:list-item>
                <text:list-item>
                  <text:p text:style-name="P22">We added a feature for inverse lookup</text:p>
                </text:list-item>
                <text:list-item>
                  <text:p text:style-name="P22">Tests still pass</text:p>
                </text:list-item>
                <text:list-item>
                  <text:p text:style-name="P22">Student writes a new test, say for the new inverse lookup feature</text:p>
                </text:list-item>
                <text:list-item>
                  <text:p text:style-name="P22">(one testing principle is not to have too many implementation assumptions, test the public interface if possible)</text:p>
                </text:list-item>
                <text:list-item>
                  <text:p text:style-name="P46">It’s all a video to walk through.</text:p>
                </text:list-item>
                <text:list-item>
                  <text:p text:style-name="P29"><text:span text:style-name="T27">The project is to do this: </text:span></text:p>
                </text:list-item>
              </text:list>
            </text:list-item>
          </text:list>
        </text:list-item>
        <text:list-item>
          <text:p text:style-name="P27">Outline</text:p>
          <text:list>
            <text:list-item>
              <text:p text:style-name="P20">(We can also use this week as a buffer depending on progress of previous classes)</text:p>
            </text:list-item>
            <text:list-item>
              <text:p text:style-name="P20">(Don’t put “images” in the week topic, because we might rush the images part depending on class progress)</text:p>
            </text:list-item>
            <text:list-item>
              <text:p text:style-name="P20">Review previous weeks</text:p>
            </text:list-item>
            <text:list-item>
              <text:p text:style-name="P20"><text:soft-page-break/>Render to a graphical user interface</text:p>
              <text:list>
                <text:list-item>
                  <text:p text:style-name="P22">mention the terms GUI, pygame, tkinter, pyqt</text:p>
                </text:list-item>
                <text:list-item>
                  <text:p text:style-name="P22">go no further unless there’s time.</text:p>
                </text:list-item>
              </text:list>
            </text:list-item>
            <text:list-item>
              <text:p text:style-name="P20">Running a process - will be used by tic-tac-toe example to show the image</text:p>
            </text:list-item>
            <text:list-item>
              <text:p text:style-name="P20">Drawing with PIL</text:p>
            </text:list-item>
            <text:list-item>
              <text:p text:style-name="P20">Measurement / benchmarking / algorithms</text:p>
              <text:list>
                <text:list-item>
                  <text:p text:style-name="P22">Speed of reading from internet vs reading disk vs reading from memory</text:p>
                </text:list-item>
                <text:list-item>
                  <text:p text:style-name="P22">Dicts are usually faster than lists that have to loop</text:p>
                </text:list-item>
                <text:list-item>
                  <text:p text:style-name="P22">Sets are a way to have a dict that just indicates presence</text:p>
                </text:list-item>
              </text:list>
            </text:list-item>
            <text:list-item>
              <text:p text:style-name="P20">If time, mention type safety</text:p>
              <text:list>
                <text:list-item>
                  <text:p text:style-name="P22">(quickly show code but no runnable exercise or replit because it’s not worth spending time on yet)</text:p>
                </text:list-item>
              </text:list>
            </text:list-item>
            <text:list-item>
              <text:p text:style-name="P20">If time, comprehensions?</text:p>
            </text:list-item>
            <text:list-item>
              <text:p text:style-name="P20">If time, look at a nontrivial open source project</text:p>
            </text:list-item>
          </text:list>
        </text:list-item>
        <text:list-item>
          <text:p text:style-name="P27">Code Examples (some provided by us, some left to be written by students)</text:p>
          <text:list>
            <text:list-item>
              <text:p text:style-name="P20">Example running a process</text:p>
            </text:list-item>
            <text:list-item>
              <text:p text:style-name="P20">Example running a process - to show an image - </text:p>
              <text:list>
                <text:list-item>
                  <text:p text:style-name="P49">eog Eye of GNOME Image Viewer</text:p>
                </text:list-item>
                <text:list-item>
                  <text:p text:style-name="P49">mspaint</text:p>
                </text:list-item>
                <text:list-item>
                  <text:p text:style-name="P49">open, xdg-open</text:p>
                </text:list-item>
                <text:list-item>
                  <text:p text:style-name="P50"><text:s/>qlmanage -p filename.jpg</text:p>
                </text:list-item>
                <text:list-item>
                  <text:p text:style-name="P22">eog test.jpg mspaint test.jpg open test.jpg <text:s/>open -a test.jpg</text:p>
                </text:list-item>
              </text:list>
            </text:list-item>
            <text:list-item>
              <text:p text:style-name="P20">Example drawing lines/rect/circle/other pngs with PIL and saving to png</text:p>
            </text:list-item>
            <text:list-item>
              <text:p text:style-name="P20">Student can draw a shape</text:p>
            </text:list-item>
          </text:list>
        </text:list-item>
      </text:list>
      <text:p text:style-name="Standard"/>
      <text:p text:style-name="Heading_20_3"><text:bookmark text:name="_maybsvgjcv8g"/><text:span text:style-name="T6">Week 10</text:span> (Final Project)</text:p>
      <text:p text:style-name="Standard"/>
      <text:list xml:id="list2062842544" text:style-name="WWNum1">
        <text:list-item>
          <text:p text:style-name="P38">FINAL PROJECT: ART GENERATOR</text:p>
          <text:list>
            <text:list-item>
              <text:p text:style-name="P48"><text:span text:style-name="T26">art</text:span><text:span text:style-name="T25">-</text:span><text:span text:style-name="T26">generator</text:span><text:span text:style-name="T25">-</text:span>ideas.txt</text:p>
            </text:list-item>
          </text:list>
          <text:p text:style-name="P47"/>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Helvetica, Arial, Oxygen-Sans, Roboto, Ubuntu,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2-09T20:29:50.879000000</dc:date>
    <meta:editing-duration>P1DT17H13M23S</meta:editing-duration>
    <meta:editing-cycles>72</meta:editing-cycles>
    <meta:document-statistic meta:table-count="0" meta:image-count="0" meta:object-count="0" meta:page-count="8" meta:paragraph-count="225" meta:word-count="2185" meta:character-count="11884" meta:non-whitespace-character-count="10097"/>
  </office:meta>
</office:document-meta>
</file>